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20]*[.D20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1]*[.D21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2]*[.D22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3]*[.D23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4]*[.D24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5]*[.D25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6]*[.D26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7]*[.D27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8]*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0]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04" calcext:value-type="float">
            <text:p>1,04</text:p>
          </table:table-cell>
          <table:table-cell table:formula="of:=[.C33]*[.D33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4]*[.D34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5]*[.D35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2N3904BU  Bipolar (BJT) Single Transistor, NPN</text:p>
          </table:table-cell>
          <table:table-cell table:style-name="ce2" office:value-type="float" office:value="1700648" calcext:value-type="float">
            <text:p>1700648</text:p>
          </table:table-cell>
          <table:table-cell office:value-type="float" office:value="10" calcext:value-type="float">
            <text:p>10</text:p>
          </table:table-cell>
          <table:table-cell office:value-type="float" office:value="0.0982" calcext:value-type="float">
            <text:p>0,0982</text:p>
          </table:table-cell>
          <table:table-cell table:formula="of:=[.C36]*[.D36]" office:value-type="float" office:value="0.982" calcext:value-type="float">
            <text:p>0,9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6  Bipolar (BJT) Single Transistor, High Speed Switching, PNP</text:p>
          </table:table-cell>
          <table:table-cell table:style-name="ce2" office:value-type="float" office:value="1574372" calcext:value-type="float">
            <text:p>15743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[.C37]*[.D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13700N/NOPB  Transconductance Amplifier, Dual, 2, 18 V, 2 MHz, -5 V, 5 V, DIP</text:p>
          </table:table-cell>
          <table:table-cell table:style-name="ce2" office:value-type="float" office:value="1651866" calcext:value-type="float">
            <text:p>1651866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table:formula="of:=[.C38]*[.D38]" office:value-type="float" office:value="1.47" calcext:value-type="float">
            <text:p>1,4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072IP  Operational Amplifier, Dual, 3 MHz, 2, 13 V/µs, 7V to 36V, DIP, 8</text:p>
          </table:table-cell>
          <table:table-cell table:style-name="ce2" office:value-type="float" office:value="1459704" calcext:value-type="float">
            <text:p>1459704</text:p>
          </table:table-cell>
          <table:table-cell office:value-type="float" office:value="5" calcext:value-type="float">
            <text:p>5</text:p>
          </table:table-cell>
          <table:table-cell office:value-type="float" office:value="0.883" calcext:value-type="float">
            <text:p>0,883</text:p>
          </table:table-cell>
          <table:table-cell table:formula="of:=[.C39]*[.D39]" office:value-type="float" office:value="4.415" calcext:value-type="float">
            <text:p>4,41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0]*[.D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1]*[.D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2]*[.D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3]*[.D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4]*[.D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5]*[.D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6]*[.D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46])" office:value-type="float" office:value="71.881" calcext:value-type="float">
            <text:p>71,881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.00.0000</text:date>, <text:time style:data-style-name="N2" text:time-value="19:00:11.6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24T20:36:49.036000000</dc:date>
    <meta:editing-duration>PT9H54M44S</meta:editing-duration>
    <meta:editing-cycles>16</meta:editing-cycles>
    <meta:generator>LibreOffice/4.4.5.2$Windows_x86 LibreOffice_project/a22f674fd25a3b6f45bdebf25400ed2adff0ff99</meta:generator>
    <meta:document-statistic meta:table-count="1" meta:cell-count="187" meta:object-count="0"/>
  </office:meta>
</office:document-meta>
</file>